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52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>
            <text:p>Startvecka</text:p>
          </table:table-cell>
          <table:table-cell table:number-columns-repeated="5"/>
        </table:table-row>
        <table:table-row table:style-name="ro1">
          <table:table-cell office:value-type="string">
            <text:p>Uppgift</text:p>
          </table:table-cell>
          <table:table-cell/>
          <table:table-cell office:value-type="string">
            <text:p>Avklarat</text:p>
          </table:table-cell>
          <table:table-cell office:value-type="string">
            <text:p>Ej avklarat</text:p>
          </table:table-cell>
          <table:table-cell office:value-type="string">
            <text:p>Antal veckor</text:p>
          </table:table-cell>
          <table:table-cell office:value-type="string">
            <text:p>Procent avklarat</text:p>
          </table:table-cell>
          <table:table-cell office:value-type="string">
            <text:p>Procent icke avklarat</text:p>
          </table:table-cell>
        </table:table-row>
        <table:table-row table:style-name="ro1">
          <table:table-cell office:value-type="string">
            <text:p>Planeringsrapport</text:p>
          </table:table-cell>
          <table:table-cell office:value-type="float" office:value="6">
            <text:p>6</text:p>
          </table:table-cell>
          <table:table-cell table:formula="of:=([.F3]/100)*[.E3]" office:value-type="float" office:value="0.5">
            <text:p>0,5</text:p>
          </table:table-cell>
          <table:table-cell table:formula="of:=([.G3]/100)*[.E3]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SUM(100 -[.F3])" office:value-type="float" office:value="50">
            <text:p>50</text:p>
          </table:table-cell>
        </table:table-row>
        <table:table-row table:style-name="ro1">
          <table:table-cell office:value-type="string">
            <text:p>Värmekamera och definition av värmeflöden</text:p>
          </table:table-cell>
          <table:table-cell office:value-type="float" office:value="6">
            <text:p>6</text:p>
          </table:table-cell>
          <table:table-cell table:formula="of:=([.F4]/100)*[.E4]" office:value-type="float" office:value="0.25">
            <text:p>0,25</text:p>
          </table:table-cell>
          <table:table-cell table:formula="of:=([.G4]/100)*[.E4]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100 -[.F4])" office:value-type="float" office:value="75">
            <text:p>75</text:p>
          </table:table-cell>
        </table:table-row>
        <table:table-row table:style-name="ro1">
          <table:table-cell office:value-type="string">
            <text:p>Fasta energiflöden – litteraturstudier &amp; modellering</text:p>
          </table:table-cell>
          <table:table-cell office:value-type="float" office:value="7">
            <text:p>7</text:p>
          </table:table-cell>
          <table:table-cell table:formula="of:=([.F5]/100)*[.E5]" office:value-type="float" office:value="0">
            <text:p>0</text:p>
          </table:table-cell>
          <table:table-cell table:formula="of:=([.G5]/100)*[.E5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100 -[.F5])" office:value-type="float" office:value="100">
            <text:p>100</text:p>
          </table:table-cell>
        </table:table-row>
        <table:table-row table:style-name="ro1">
          <table:table-cell office:value-type="string">
            <text:p>Variabla energiflöden – litteraturstudier &amp; modellering</text:p>
          </table:table-cell>
          <table:table-cell office:value-type="float" office:value="7">
            <text:p>7</text:p>
          </table:table-cell>
          <table:table-cell table:formula="of:=([.F6]/100)*[.E6]" office:value-type="float" office:value="0">
            <text:p>0</text:p>
          </table:table-cell>
          <table:table-cell table:formula="of:=([.G6]/100)*[.E6]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100 -[.F6])" office:value-type="float" office:value="100">
            <text:p>100</text:p>
          </table:table-cell>
        </table:table-row>
        <table:table-row table:style-name="ro2">
          <table:table-cell office:value-type="string">
            <text:p>Free-running temperature &amp; modellering</text:p>
          </table:table-cell>
          <table:table-cell office:value-type="float" office:value="12">
            <text:p>12</text:p>
          </table:table-cell>
          <table:table-cell table:formula="of:=([.F7]/100)*[.E7]" office:value-type="float" office:value="0">
            <text:p>0</text:p>
          </table:table-cell>
          <table:table-cell table:formula="of:=([.G7]/100)*[.E7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100 -[.F7])" office:value-type="float" office:value="100">
            <text:p>100</text:p>
          </table:table-cell>
        </table:table-row>
        <table:table-row table:style-name="ro1">
          <table:table-cell office:value-type="string">
            <text:p>Statistisk modell &amp; jämförelser med teori</text:p>
          </table:table-cell>
          <table:table-cell office:value-type="float" office:value="13">
            <text:p>13</text:p>
          </table:table-cell>
          <table:table-cell table:formula="of:=([.F8]/100)*[.E8]" office:value-type="float" office:value="0">
            <text:p>0</text:p>
          </table:table-cell>
          <table:table-cell table:formula="of:=([.G8]/100)*[.E8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100 -[.F8])" office:value-type="float" office:value="100">
            <text:p>100</text:p>
          </table:table-cell>
        </table:table-row>
        <table:table-row table:style-name="ro1">
          <table:table-cell office:value-type="string">
            <text:p>Rapportskrivning – utkast</text:p>
          </table:table-cell>
          <table:table-cell office:value-type="float" office:value="8">
            <text:p>8</text:p>
          </table:table-cell>
          <table:table-cell table:formula="of:=([.F9]/100)*[.E9]" office:value-type="float" office:value="0">
            <text:p>0</text:p>
          </table:table-cell>
          <table:table-cell table:formula="of:=([.G9]/100)*[.E9]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(100 -[.F9])" office:value-type="float" office:value="100">
            <text:p>100</text:p>
          </table:table-cell>
        </table:table-row>
        <table:table-row table:style-name="ro1">
          <table:table-cell office:value-type="string">
            <text:p>Förberedelser inför presentation</text:p>
          </table:table-cell>
          <table:table-cell office:value-type="float" office:value="17">
            <text:p>17</text:p>
          </table:table-cell>
          <table:table-cell table:formula="of:=([.F10]/100)*[.E10]" office:value-type="float" office:value="0">
            <text:p>0</text:p>
          </table:table-cell>
          <table:table-cell table:formula="of:=([.G10]/100)*[.E10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100 -[.F10])" office:value-type="float" office:value="100">
            <text:p>100</text:p>
          </table:table-cell>
        </table:table-row>
        <table:table-row table:style-name="ro1">
          <table:table-cell office:value-type="string">
            <text:p>Färdigställa rapport och presentation</text:p>
          </table:table-cell>
          <table:table-cell office:value-type="float" office:value="19">
            <text:p>19</text:p>
          </table:table-cell>
          <table:table-cell table:formula="of:=([.F11]/100)*[.E11]" office:value-type="float" office:value="0">
            <text:p>0</text:p>
          </table:table-cell>
          <table:table-cell table:formula="of:=([.G11]/100)*[.E11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100 -[.F11])" office:value-type="float" office:value="100">
            <text:p>100</text:p>
          </table:table-cell>
        </table:table-row>
        <table:table-row table:style-name="ro1">
          <table:table-cell office:value-type="string">
            <text:p>Skriftlig individuell opposition</text:p>
          </table:table-cell>
          <table:table-cell office:value-type="float" office:value="20">
            <text:p>20</text:p>
          </table:table-cell>
          <table:table-cell table:formula="of:=([.F12]/100)*[.E12]" office:value-type="float" office:value="0">
            <text:p>0</text:p>
          </table:table-cell>
          <table:table-cell table:formula="of:=([.G12]/100)*[.E12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100 -[.F12])" office:value-type="float" office:value="100">
            <text:p>100</text:p>
          </table:table-cell>
        </table:table-row>
        <table:table-row table:style-name="ro1">
          <table:table-cell office:value-type="string">
            <text:p>Presentation och muntlig opposition</text:p>
          </table:table-cell>
          <table:table-cell office:value-type="float" office:value="22">
            <text:p>22</text:p>
          </table:table-cell>
          <table:table-cell table:formula="of:=([.F13]/100)*[.E13]" office:value-type="float" office:value="0">
            <text:p>0</text:p>
          </table:table-cell>
          <table:table-cell table:formula="of:=([.G13]/100)*[.E13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100 -[.F13])" office:value-type="float" office:value="100">
            <text:p>100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2" table:style-name="ta1" table:print="false">
        <table:table-column table:style-name="co8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Tabell2.L30" table:end-x="1.673cm" table:end-y="0.027cm" draw:z-index="0" draw:name="Gantt-schema" draw:style-name="gr1" svg:width="24.895cm" svg:height="12.221cm" svg:x="1.617cm" svg:y="0cm">
              <draw:object draw:notify-on-update-of-ranges="Tabell1.A3:Tabell1.A13 Tabell1.B2:Tabell1.B2 Tabell1.B3:Tabell1.B13 Tabell1.C2:Tabell1.C2 Tabell1.C3:Tabell1.C13 Tabell1.D2:Tabell1.D2 Tabell1.D3:Tabell1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abell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2012-02-07</text:date>, <text:time>17:17:3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4:18:56.35</meta:creation-date>
    <dc:date>2012-02-07T17:17:37.21</dc:date>
    <meta:editing-duration>PT2H58M44S</meta:editing-duration>
    <meta:editing-cycles>4</meta:editing-cycles>
    <meta:generator>OpenOffice.org/3.3$Win32 OpenOffice.org_project/330m20$Build-9567</meta:generator>
    <meta:document-statistic meta:table-count="3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fo:font-weight="900" style:font-size-asian="13pt" style:font-size-complex="13pt"/>
    </style:style>
    <style:style style:name="ch3" style:family="chart">
      <style:graphic-properties draw:stroke="none" svg:stroke-color="#b3b3b3" draw:fill="none" draw:fill-color="#e6e6e6" draw:opacity="10%" draw:opacity-name=""/>
      <style:text-properties fo:font-family="'Arial Black'" style:font-style-name="Normal" fo:font-size="10pt" fo:font-weight="900" style:font-size-asian="10pt" style:font-size-complex="10pt"/>
    </style:style>
    <style:style style:name="ch4" style:family="chart">
      <style:chart-properties chart:stacked="true" chart:vertical="true" chart:include-hidden-cells="fals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family="'Arial Black'" style:font-style-name="Normal" fo:font-size="10pt" fo:font-weight="90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6" chart:reverse-direction="false" text:line-break="false" chart:axis-position="end"/>
      <style:graphic-properties svg:stroke-color="#b3b3b3"/>
      <style:text-properties fo:font-family="'Arial Black'" style:font-style-name="Normal" fo:font-size="10pt" fo:font-weight="900" style:font-size-asian="10pt" style:font-size-complex="10pt"/>
    </style:style>
    <style:style style:name="ch8" style:family="chart">
      <style:chart-properties style:rotation-angle="0"/>
      <style:text-properties fo:font-family="'Arial Black'" style:font-style-name="Normal" fo:font-size="9pt" fo:font-weight="900" style:font-size-asian="9pt" style:font-size-complex="9pt"/>
    </style:style>
    <style:style style:name="ch9" style:family="chart" style:data-style-name="N0">
      <style:graphic-properties draw:stroke="none" draw:fill-color="#333333" draw:opacity="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23ff23" dr3d:edge-rounding="5%"/>
      <style:text-properties fo:font-size="10pt" style:font-size-asian="10pt" style:font-size-complex="10pt"/>
    </style:style>
    <style:style style:name="ch11" style:family="chart" style:data-style-name="N0">
      <style:chart-properties chart:error-upper-indicator="true" chart:error-lower-indicator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96cm" svg:height="12.222cm" xlink:href=".." xlink:type="simple" chart:class="chart:bar" chart:style-name="ch1">
        <chart:title svg:x="10.658cm" svg:y="0.38cm" chart:style-name="ch2">
          <text:p>Gantt-schema</text:p>
        </chart:title>
        <chart:legend chart:legend-position="top" svg:x="7.706cm" svg:y="1.409cm" chart:style-name="ch3"/>
        <chart:plot-area chart:style-name="ch4" table:cell-range-address="Tabell1.A2:Tabell1.D13" chart:data-source-has-labels="both" svg:x="0.241cm" svg:y="2.372cm" svg:width="23.252cm" svg:height="8.922cm">
          <chartooo:coordinate-region svg:x="10.837cm" svg:y="2.372cm" svg:width="12.416cm" svg:height="8.196cm"/>
          <chart:axis chart:dimension="x" chart:name="primary-x" chart:style-name="ch5">
            <chart:categories table:cell-range-address="Tabell1.A3:Tabell1.A13"/>
            <chart:grid chart:style-name="ch6" chart:class="major"/>
          </chart:axis>
          <chart:axis chart:dimension="y" chart:name="primary-y" chart:style-name="ch7">
            <chart:title svg:x="15.327cm" svg:y="11.252cm" chart:style-name="ch8">
              <text:p>Vecka</text:p>
            </chart:title>
            <chart:grid chart:style-name="ch6" chart:class="major"/>
          </chart:axis>
          <chart:series chart:style-name="ch9" chart:values-cell-range-address="Tabell1.B3:Tabell1.B13" chart:label-cell-address="Tabell1.B2:Tabell1.B2" chart:class="chart:bar">
            <chart:data-point chart:repeated="11"/>
          </chart:series>
          <chart:series chart:style-name="ch10" chart:values-cell-range-address="Tabell1.C3:Tabell1.C13" chart:label-cell-address="Tabell1.C2:Tabell1.C2" chart:class="chart:bar">
            <chart:data-point chart:repeated="11"/>
          </chart:series>
          <chart:series chart:style-name="ch11" chart:values-cell-range-address="Tabell1.D3:Tabell1.D13" chart:label-cell-address="Tabell1.D2:Tabell1.D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bell1.B2:Tabell1.B2</svg:desc>
                </draw:g>
              </table:table-cell>
              <table:table-cell office:value-type="string">
                <text:p>Avklarat</text:p>
                <draw:g>
                  <svg:desc>Tabell1.C2:Tabell1.C2</svg:desc>
                </draw:g>
              </table:table-cell>
              <table:table-cell office:value-type="string">
                <text:p>Ej avklarat</text:p>
                <draw:g>
                  <svg:desc>Tabell1.D2:Tabell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ringsrapport</text:p>
                <draw:g>
                  <svg:desc>Tabell1.A3:Tabell1.A13</svg:desc>
                </draw:g>
              </table:table-cell>
              <table:table-cell office:value-type="float" office:value="6">
                <text:p>6</text:p>
                <draw:g>
                  <svg:desc>Tabell1.B3:Tabell1.B13</svg:desc>
                </draw:g>
              </table:table-cell>
              <table:table-cell office:value-type="float" office:value="0.5">
                <text:p>0.5</text:p>
                <draw:g>
                  <svg:desc>Tabell1.C3:Tabell1.C13</svg:desc>
                </draw:g>
              </table:table-cell>
              <table:table-cell office:value-type="float" office:value="0.5">
                <text:p>0.5</text:p>
                <draw:g>
                  <svg:desc>Tabell1.D3:Tabell1.D13</svg:desc>
                </draw:g>
              </table:table-cell>
            </table:table-row>
            <table:table-row>
              <table:table-cell office:value-type="string">
                <text:p>Värmekamera och definition av värmeflöden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asta energiflöden – litteraturstudier &amp; modellering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ariabla energiflöden – litteraturstudier &amp; modellering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ree-running temperature &amp; modellering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atistisk modell &amp; jämförelser med teori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apportskrivning – utkast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örberedelser inför presentatio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ärdigställa rapport och presentation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riftlig individuell opposition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esentation och muntlig opposition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